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elper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Name( String item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spaceHelper.getNamespaceUri( String namespace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spaceHelper.setRegistry( NamespaceRegistry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Namespa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